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4pt" fo:language="en" fo:country="US" style:text-underline-style="none" fo:font-weight="bold" officeooo:rsid="0042c4f0" officeooo:paragraph-rsid="000a4520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 fo:language="en" fo:country="US" style:text-underline-style="none" fo:font-weight="bold" officeooo:rsid="0080bc87" officeooo:paragraph-rsid="000a4520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normal" officeooo:rsid="005f3604" officeooo:paragraph-rsid="000eaad0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normal" officeooo:rsid="005f3604" officeooo:paragraph-rsid="000a4520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normal" officeooo:rsid="005f3604" officeooo:paragraph-rsid="000abad7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language="en" fo:country="US" style:text-underline-style="none" fo:font-weight="normal" officeooo:rsid="0042c4f0" officeooo:paragraph-rsid="000eaad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normal" officeooo:rsid="000eaad0" officeooo:paragraph-rsid="000eaad0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3pt" fo:language="en" fo:country="US" style:text-underline-style="none" fo:font-weight="bold" officeooo:rsid="000abad7" officeooo:paragraph-rsid="000abad7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normal" officeooo:rsid="005f3604" officeooo:paragraph-rsid="000c8dc0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normal" officeooo:rsid="005f3604" officeooo:paragraph-rsid="000ddf81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ize="13pt" fo:language="en" fo:country="US" style:text-underline-style="none" fo:font-weight="bold" officeooo:rsid="000c8dc0" officeooo:paragraph-rsid="000c8dc0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language="en" fo:country="US" fo:font-weight="normal" officeooo:paragraph-rsid="000dec5a"/>
    </style:style>
    <style:style style:name="P13" style:family="paragraph" style:parent-style-name="Standard">
      <style:paragraph-properties fo:line-height="150%" fo:text-align="justify" style:justify-single-word="false"/>
      <style:text-properties fo:language="en" fo:country="US" fo:font-weight="normal" officeooo:paragraph-rsid="000c8dc0"/>
    </style:style>
    <style:style style:name="P14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bold" officeooo:rsid="00709fd6" officeooo:paragraph-rsid="000e6b70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language="en" fo:country="US" fo:font-weight="normal" officeooo:rsid="000eaad0" officeooo:paragraph-rsid="000eaad0"/>
    </style:style>
    <style:style style:name="P16" style:family="paragraph" style:parent-style-name="Standard">
      <style:paragraph-properties fo:line-height="150%" fo:text-align="justify" style:justify-single-word="false"/>
      <style:text-properties fo:language="en" fo:country="US" officeooo:rsid="00456de7" officeooo:paragraph-rsid="000eaad0"/>
    </style:style>
    <style:style style:name="P17" style:family="paragraph" style:parent-style-name="Standard">
      <style:paragraph-properties fo:line-height="150%" fo:text-align="justify" style:justify-single-word="false"/>
      <style:text-properties fo:language="en" fo:country="US" officeooo:rsid="00456de7" officeooo:paragraph-rsid="000f049b"/>
    </style:style>
    <style:style style:name="T1" style:family="text">
      <style:text-properties officeooo:rsid="000eaad0"/>
    </style:style>
    <style:style style:name="T2" style:family="text">
      <style:text-properties officeooo:rsid="004e8e8c"/>
    </style:style>
    <style:style style:name="T3" style:family="text">
      <style:text-properties officeooo:rsid="000c8dc0"/>
    </style:style>
    <style:style style:name="T4" style:family="text">
      <style:text-properties officeooo:rsid="0090c302"/>
    </style:style>
    <style:style style:name="T5" style:family="text">
      <style:text-properties officeooo:rsid="000a4520"/>
    </style:style>
    <style:style style:name="T6" style:family="text">
      <style:text-properties style:text-position="0% 100%" fo:font-style="italic" fo:font-weight="bold" officeooo:rsid="002d6b43" style:font-style-asian="italic" style:font-weight-asian="bold" style:font-style-complex="italic" style:font-weight-complex="bold"/>
    </style:style>
    <style:style style:name="T7" style:family="text">
      <style:text-properties style:text-position="0% 100%" fo:font-style="italic" fo:font-weight="bold" officeooo:rsid="000eaad0" style:font-style-asian="italic" style:font-weight-asian="bold" style:font-style-complex="italic" style:font-weight-complex="bold"/>
    </style:style>
    <style:style style:name="T8" style:family="text">
      <style:text-properties style:text-position="0% 100%" fo:font-style="italic" fo:font-weight="bold" officeooo:rsid="002c7a3d" style:font-style-asian="italic" style:font-weight-asian="bold" style:font-style-complex="italic" style:font-weight-complex="bold"/>
    </style:style>
    <style:style style:name="T9" style:family="text">
      <style:text-properties officeooo:rsid="000abad7"/>
    </style:style>
    <style:style style:name="T10" style:family="text">
      <style:text-properties officeooo:rsid="0091453f"/>
    </style:style>
    <style:style style:name="T11" style:family="text">
      <style:text-properties officeooo:rsid="00915913"/>
    </style:style>
    <style:style style:name="T12" style:family="text">
      <style:text-properties officeooo:rsid="00916371"/>
    </style:style>
    <style:style style:name="T13" style:family="text">
      <style:text-properties fo:font-size="12pt" officeooo:rsid="00916371" style:font-size-asian="12pt" style:font-size-complex="12pt"/>
    </style:style>
    <style:style style:name="T14" style:family="text">
      <style:text-properties fo:font-size="12pt" officeooo:rsid="000abad7" style:font-size-asian="12pt" style:font-size-complex="12pt"/>
    </style:style>
    <style:style style:name="T15" style:family="text">
      <style:text-properties fo:font-size="12pt" officeooo:rsid="0092ab49" style:font-size-asian="12pt" style:font-size-complex="12pt"/>
    </style:style>
    <style:style style:name="T16" style:family="text">
      <style:text-properties fo:font-size="12pt" officeooo:rsid="0092d47c" style:font-size-asian="12pt" style:font-size-complex="12pt"/>
    </style:style>
    <style:style style:name="T17" style:family="text">
      <style:text-properties fo:font-size="12pt" officeooo:rsid="000a4520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abad7" style:font-weight-asian="bold" style:font-weight-complex="bold"/>
    </style:style>
    <style:style style:name="T20" style:family="text">
      <style:text-properties officeooo:rsid="000ddf81"/>
    </style:style>
    <style:style style:name="T21" style:family="text">
      <style:text-properties officeooo:rsid="000dec5a"/>
    </style:style>
    <style:style style:name="T22" style:family="text">
      <style:text-properties style:text-underline-style="none" fo:font-weight="bold" officeooo:rsid="00709fd6" style:font-weight-asian="bold" style:font-weight-complex="bold"/>
    </style:style>
    <style:style style:name="T23" style:family="text">
      <style:text-properties style:text-underline-style="none" officeooo:rsid="000ddf81" style:font-weight-asian="normal" style:font-weight-complex="normal"/>
    </style:style>
    <style:style style:name="T24" style:family="text">
      <style:text-properties officeooo:rsid="007e4497" style:font-weight-asian="normal" style:font-weight-complex="normal"/>
    </style:style>
    <style:style style:name="T25" style:family="text">
      <style:text-properties officeooo:rsid="0079d907" style:font-weight-asian="normal" style:font-weight-complex="normal"/>
    </style:style>
    <style:style style:name="T26" style:family="text">
      <style:text-properties officeooo:rsid="000e6b70" style:font-weight-asian="normal" style:font-weight-complex="normal"/>
    </style:style>
    <style:style style:name="T27" style:family="text">
      <style:text-properties officeooo:rsid="000ddf81" style:font-weight-asian="normal" style:font-weight-complex="normal"/>
    </style:style>
    <style:style style:name="T28" style:family="text">
      <style:text-properties officeooo:rsid="00840b28" style:font-weight-asian="normal" style:font-weight-complex="normal"/>
    </style:style>
    <style:style style:name="T29" style:family="text">
      <style:text-properties officeooo:rsid="0074e2c3" style:font-weight-asian="normal" style:font-weight-complex="normal"/>
    </style:style>
    <style:style style:name="T30" style:family="text">
      <style:text-properties fo:font-style="normal" officeooo:rsid="0074e2c3" style:font-style-asian="normal" style:font-weight-asian="normal" style:font-style-complex="normal" style:font-weight-complex="normal"/>
    </style:style>
    <style:style style:name="T31" style:family="text">
      <style:text-properties fo:font-style="italic" fo:font-weight="bold" officeooo:rsid="0074e2c3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74b247" style:font-style-asian="italic" style:font-weight-asian="bold" style:font-style-complex="italic" style:font-weight-complex="bold"/>
    </style:style>
    <style:style style:name="T33" style:family="text">
      <style:text-properties fo:font-style="normal" fo:font-weight="bold" officeooo:rsid="0074e2c3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0e6b70" style:font-style-asian="normal" style:font-weight-asian="normal" style:font-style-complex="normal" style:font-weight-complex="normal"/>
    </style:style>
    <style:style style:name="T35" style:family="text">
      <style:text-properties fo:font-style="normal" officeooo:rsid="0074b247" style:font-style-asian="normal" style:font-weight-asian="normal" style:font-style-complex="normal" style:font-weight-complex="normal"/>
    </style:style>
    <style:style style:name="T36" style:family="text">
      <style:text-properties fo:font-style="normal" officeooo:rsid="000dec5a" style:font-style-asian="normal" style:font-weight-asian="normal" style:font-style-complex="normal" style:font-weight-complex="normal"/>
    </style:style>
    <style:style style:name="T37" style:family="text">
      <style:text-properties fo:font-style="normal" officeooo:rsid="00840b28" style:font-style-asian="normal" style:font-weight-asian="normal" style:font-style-complex="normal" style:font-weight-complex="normal"/>
    </style:style>
    <style:style style:name="T38" style:family="text">
      <style:text-properties fo:font-style="normal" officeooo:rsid="0077df3d" style:font-style-asian="normal" style:font-weight-asian="normal" style:font-style-complex="normal" style:font-weight-complex="normal"/>
    </style:style>
    <style:style style:name="T39" style:family="text">
      <style:text-properties fo:font-style="normal" officeooo:rsid="007b44b7" style:font-style-asian="normal" style:font-weight-asian="normal" style:font-style-complex="normal" style:font-weight-complex="normal"/>
    </style:style>
    <style:style style:name="T40" style:family="text">
      <style:text-properties fo:font-style="normal" officeooo:rsid="008af3ed" style:font-style-asian="normal" style:font-weight-asian="normal" style:font-style-complex="normal" style:font-weight-complex="normal"/>
    </style:style>
    <style:style style:name="T41" style:family="text">
      <style:text-properties fo:font-style="italic" fo:font-weight="bold" officeooo:rsid="000e6b70" style:font-style-asian="italic" style:font-weight-asian="bold" style:font-style-complex="italic" style:font-weight-complex="bold"/>
    </style:style>
    <style:style style:name="T42" style:family="text">
      <style:text-properties fo:font-style="normal" officeooo:rsid="00764d91" style:font-style-asian="normal" style:font-weight-asian="normal" style:font-style-complex="normal" style:font-weight-complex="normal"/>
    </style:style>
    <style:style style:name="T43" style:family="text">
      <style:text-properties fo:font-style="normal" officeooo:rsid="00851b54" style:font-style-asian="normal" style:font-weight-asian="normal" style:font-style-complex="normal" style:font-weight-complex="normal"/>
    </style:style>
    <style:style style:name="T44" style:family="text">
      <style:text-properties fo:font-style="normal" officeooo:rsid="0076c778" style:font-style-asian="normal" style:font-weight-asian="normal" style:font-style-complex="normal" style:font-weight-complex="normal"/>
    </style:style>
    <style:style style:name="T45" style:family="text">
      <style:text-properties fo:font-style="normal" officeooo:rsid="000ddf81" style:font-style-asian="normal" style:font-weight-asian="normal" style:font-style-complex="normal" style:font-weight-complex="normal"/>
    </style:style>
    <style:style style:name="T46" style:family="text">
      <style:text-properties fo:font-style="normal" officeooo:rsid="00786dfe" style:font-style-asian="normal" style:font-weight-asian="normal" style:font-style-complex="normal" style:font-weight-complex="normal"/>
    </style:style>
    <style:style style:name="T47" style:family="text">
      <style:text-properties fo:font-style="normal" officeooo:rsid="0079d907" style:font-style-asian="normal" style:font-weight-asian="normal" style:font-style-complex="normal" style:font-weight-complex="normal"/>
    </style:style>
    <style:style style:name="T48" style:family="text">
      <style:text-properties fo:font-style="normal" officeooo:rsid="0086c0e1" style:font-style-asian="normal" style:font-weight-asian="normal" style:font-style-complex="normal" style:font-weight-complex="normal"/>
    </style:style>
    <style:style style:name="T49" style:family="text">
      <style:text-properties fo:font-style="normal" officeooo:rsid="0088cf9d" style:font-style-asian="normal" style:font-weight-asian="normal" style:font-style-complex="normal" style:font-weight-complex="normal"/>
    </style:style>
    <style:style style:name="T50" style:family="text">
      <style:text-properties fo:font-style="italic" fo:font-weight="bold" officeooo:rsid="0088cf9d" style:font-style-asian="italic" style:font-weight-asian="bold" style:font-style-complex="italic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tyle="normal" fo:font-weight="normal" officeooo:rsid="0074b24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86c0e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0e6b7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cd14d" style:font-style-asian="normal" style:font-weight-asian="normal" style:font-style-complex="normal" style:font-weight-complex="normal"/>
    </style:style>
    <style:style style:name="T56" style:family="text">
      <style:text-properties fo:font-style="italic" officeooo:rsid="0074b247" style:font-style-asian="italic" style:font-style-complex="italic"/>
    </style:style>
    <style:style style:name="T57" style:family="text">
      <style:text-properties fo:font-style="italic" officeooo:rsid="000e6b70" style:font-style-asian="italic" style:font-style-complex="italic"/>
    </style:style>
    <style:style style:name="T58" style:family="text">
      <style:text-properties fo:font-style="normal" style:text-underline-style="none" fo:font-weight="bold" officeooo:rsid="0074b24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officeooo:rsid="00709fd6" style:font-style-asian="normal" style:font-style-complex="normal"/>
    </style:style>
    <style:style style:name="T60" style:family="text">
      <style:text-properties fo:font-style="normal" officeooo:rsid="00709fd6" style:font-style-asian="normal" style:font-weight-asian="normal" style:font-style-complex="normal" style:font-weight-complex="normal"/>
    </style:style>
    <style:style style:name="T61" style:family="text">
      <style:text-properties fo:font-style="normal" officeooo:rsid="0089b784" style:font-style-asian="normal" style:font-weight-asian="normal" style:font-style-complex="normal" style:font-weight-complex="normal"/>
    </style:style>
    <style:style style:name="T62" style:family="text">
      <style:text-properties fo:font-style="normal" officeooo:rsid="0089564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bold" officeooo:rsid="0089b784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3pt" fo:font-style="normal" style:text-underline-style="none" fo:font-weight="bold" officeooo:rsid="000c8dc0" style:font-size-asian="13pt" style:font-style-asian="normal" style:font-weight-asian="bold" style:font-size-complex="13pt" style:font-style-complex="normal" style:font-weight-complex="bold"/>
    </style:style>
    <style:style style:name="T66" style:family="text"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7" style:family="text">
      <style:text-properties fo:font-size="13pt" fo:font-style="normal" style:text-underline-style="none" fo:font-weight="bold" officeooo:rsid="000eaad0" style:font-size-asian="13pt" style:font-style-asian="normal" style:font-weight-asian="bold" style:font-size-complex="13pt" style:font-style-complex="normal" style:font-weight-complex="bold"/>
    </style:style>
    <style:style style:name="T68" style:family="text">
      <style:text-properties officeooo:rsid="000f049b"/>
    </style:style>
    <style:style style:name="T69" style:family="text">
      <style:text-properties officeooo:rsid="00942fd4"/>
    </style:style>
    <style:style style:name="T70" style:family="text">
      <style:text-properties officeooo:rsid="00976b42"/>
    </style:style>
    <style:style style:name="T71" style:family="text">
      <style:text-properties officeooo:rsid="00987898"/>
    </style:style>
    <style:style style:name="T72" style:family="text">
      <style:text-properties officeooo:rsid="0095e66c"/>
    </style:style>
    <style:style style:name="T73" style:family="text">
      <style:text-properties officeooo:rsid="00292463"/>
    </style:style>
    <style:style style:name="T74" style:family="text">
      <style:text-properties officeooo:rsid="0032ef1c"/>
    </style:style>
    <style:style style:name="T75" style:family="text">
      <style:text-properties officeooo:rsid="004aa3d7"/>
    </style:style>
    <style:style style:name="T76" style:family="text">
      <style:text-properties fo:font-style="normal" officeooo:rsid="0045a4b6" style:font-style-asian="normal" style:font-weight-asian="normal" style:font-style-complex="normal" style:font-weight-complex="normal"/>
    </style:style>
    <style:style style:name="T77" style:family="text">
      <style:text-properties fo:font-style="normal" officeooo:rsid="0032ef1c" style:font-style-asian="normal" style:font-weight-asian="normal" style:font-style-complex="normal" style:font-weight-complex="normal"/>
    </style:style>
    <style:style style:name="T78" style:family="text">
      <style:text-properties fo:font-style="normal" officeooo:rsid="00976b42" style:font-style-asian="normal" style:font-weight-asian="normal" style:font-style-complex="normal" style:font-weight-complex="normal"/>
    </style:style>
    <style:style style:name="T79" style:family="text">
      <style:text-properties fo:font-style="normal" officeooo:rsid="00987898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officeooo:rsid="0032ef1c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32ef1c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2ef1c" style:font-style-asian="normal" style:font-weight-asian="normal" style:font-style-complex="normal" style:font-weight-complex="normal"/>
    </style:style>
    <style:style style:name="T83" style:family="text">
      <style:text-properties fo:font-style="normal" officeooo:rsid="000f049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f049b" style:font-style-asian="normal" style:font-weight-asian="normal" style:font-style-complex="normal" style:font-weight-complex="normal"/>
    </style:style>
    <style:style style:name="T85" style:family="text">
      <style:text-properties style:text-position="0% 100%" fo:font-style="normal" officeooo:rsid="0099ea41" style:font-style-asian="normal" style:font-weight-asian="normal" style:font-style-complex="normal" style:font-weight-complex="normal"/>
    </style:style>
    <style:style style:name="T86" style:family="text">
      <style:text-properties style:text-position="0% 100%" fo:font-style="italic" fo:font-weight="bold" officeooo:rsid="000f049b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fiabp_py</text:span><text:span text:style-name="T2"> </text:span><text:s/></text:p>
      <text:p text:style-name="P2"/>
      <text:p text:style-name="P3">The <text:span text:style-name="T3">repository </text:span><text:span text:style-name="T4">‘</text:span><text:span text:style-name="T1">sfiabp_py</text:span><text:span text:style-name="T4">’ </text:span><text:span text:style-name="T5">proposes to adapt the stochastic force inference (SFI) algorithm presented in </text:span><text:span text:style-name="T6">Frishman </text:span><text:span text:style-name="T7">et al. </text:span><text:span text:style-name="T8">Phys. Rev. X, </text:span><text:span text:style-name="T6">10(2):021009, 2020</text:span><text:span text:style-name="T5"> to the analysis of 2D active polar particles. </text:span><text:span text:style-name="T3">It includes the main python module ‘sfiabp’ that </text:span><text:span text:style-name="T4">contains all the required </text:span><text:span text:style-name="T5">functions </text:span><text:span text:style-name="T4">to perform the analysis presented in </text:span><text:span text:style-name="T5">XXX </text:span><text:span text:style-name="T9">as well as several tutorial scripts for an easy handling of these functions</text:span><text:span text:style-name="T4">. </text:span></text:p>
      <text:p text:style-name="P4"/>
      <text:p text:style-name="P5"><text:span text:style-name="T9">This </text:span><text:span text:style-name="T10">document </text:span><text:span text:style-name="T5">summarize</text:span><text:span text:style-name="T9">s</text:span><text:span text:style-name="T5"> the main features </text:span><text:span text:style-name="T11">of the </text:span><text:span text:style-name="T3">python </text:span><text:span text:style-name="T11">module ‘</text:span><text:span text:style-name="T3">sfiabp</text:span><text:span text:style-name="T11">’. </text:span><text:span text:style-name="T9">Part</text:span><text:span text:style-name="T5"> (1) </text:span><text:span text:style-name="T9">lists</text:span><text:span text:style-name="T11"> </text:span><text:span text:style-name="T12">all </text:span><text:span text:style-name="T4">the sub-modules </text:span><text:span text:style-name="T5">and the most important functions. More details on these functions are provided inside the code. </text:span><text:span text:style-name="T9">The </text:span><text:span text:style-name="T13">tutorials </text:span><text:span text:style-name="T14">are briefly described in part (2). </text:span><text:span text:style-name="T15">For example, </text:span><text:span text:style-name="T16">they</text:span><text:span text:style-name="T15"> illustrate the inference process </text:span><text:span text:style-name="T16">with different type of basis function</text:span><text:span text:style-name="T15">, </text:span><text:span text:style-name="T16">present </text:span><text:span text:style-name="T15">the data analysis with the measure of </text:span><text:span text:style-name="T16">the relevant </text:span><text:span text:style-name="T15">observables and the process of new simulation</text:span><text:span text:style-name="T16">s</text:span><text:span text:style-name="T15"> to validate the inference. </text:span><text:span text:style-name="T14">The tutorials are </text:span><text:span text:style-name="T13">accompanied with specific data </text:span><text:span text:style-name="T15">sets, </text:span><text:span text:style-name="T17">that are described in </text:span><text:span text:style-name="T14">the last part</text:span><text:span text:style-name="T17"> (</text:span><text:span text:style-name="T14">3</text:span><text:span text:style-name="T17">). </text:span></text:p>
      <text:p text:style-name="P4"/>
      <text:p text:style-name="P6"><text:span text:style-name="T1">sfiabp_py is ditributed under the XXX</text:span></text:p>
      <text:p text:style-name="P7"/>
      <text:p text:style-name="P7"><text:tab/><text:tab/>###################################################</text:p>
      <text:p text:style-name="P7"/>
      <text:p text:style-name="P8">(1) List of sub-modules</text:p>
      <text:p text:style-name="P5"/>
      <text:p text:style-name="P9"><text:span text:style-name="T18">sfiabp.vectorial</text:span><text:span text:style-name="T19">s</text:span><text:span text:style-name="T9"> </text:span><text:span text:style-name="T19">:</text:span><text:span text:style-name="T9"> </text:span>Th<text:span text:style-name="T20">is </text:span>sub-module contain<text:span text:style-name="T3">s the most important functions of the program. ‘</text:span>multicore.sfi’ to perform the SFI algorithm and ‘simulation.sim’, a cell list type algorithm that allows the dynamics evolution of N particles with tunable interactions. The other routines ensure the good working of these two functions. <text:s/></text:p>
      <text:p text:style-name="P10"><text:span text:style-name="T18">sfiabp.base : </text:span>A sub-module managing the different basis functions, useful for the inference or the simulation processes. The important <text:span text:style-name="T3">sub-module </text:span>is ‘base2ptrigo’ <text:span text:style-name="T3">and the main function</text:span><text:span text:style-name="T20">s</text:span><text:span text:style-name="T3"> </text:span>‘base2ptrigo.<text:span text:style-name="T3">polartrigo</text:span>’ , <text:span text:style-name="T20"><text:s/>‘</text:span>base2ptrigo.<text:span text:style-name="T20">InitListFunc’</text:span><text:span text:style-name="T3"> </text:span>to <text:span text:style-name="T3">generate </text:span>in a easy way the trigonometric basis functions of the article. </text:p>
      <text:p text:style-name="P4"><text:span text:style-name="T18">sfiabp.display : </text:span><text:span text:style-name="T3">A sub-module providing d</text:span>ifferent routines to plot and manage efficiently the inference results in an interactive way. The main function<text:span text:style-name="T3">s</text:span> <text:span text:style-name="T3">are</text:span> ‘sfidisp_sweep’ <text:span text:style-name="T3">and ‘sfidisp_versus’.</text:span> </text:p>
      <text:p text:style-name="P4"><text:span text:style-name="T18">sfiabp.general : </text:span><text:span text:style-name="T3">A sub module providing a</text:span>dditional functions useful for the data analysis. <text:span text:style-name="T21">T</text:span>he sub-module ‘observables’ contains <text:span text:style-name="T21">the </text:span>functions to measure the observables discussed in the article. </text:p>
      <text:p text:style-name="P4"/>
      <text:p text:style-name="P4"/>
      <text:p text:style-name="P11"><text:soft-page-break/>(2) List of the tutorials</text:p>
      <text:p text:style-name="P11"/>
      <text:p text:style-name="P12"><text:span text:style-name="T22">tutorial1_trigo.py : </text:span><text:span text:style-name="T23">In this tutorial, w</text:span><text:span text:style-name="T24">e show </text:span><text:span text:style-name="T25">a basic </text:span><text:span text:style-name="T26">illustration</text:span><text:span text:style-name="T27"> </text:span><text:span text:style-name="T25">of the </text:span><text:span text:style-name="T28">SFI (</text:span><text:span text:style-name="T29">stochastic force inference</text:span><text:span text:style-name="T28">)</text:span><text:span text:style-name="T29"> </text:span><text:span text:style-name="T25">method </text:span><text:span text:style-name="T27">and its related function</text:span><text:span text:style-name="T30"> </text:span><text:span text:style-name="T31">vectorial.</text:span><text:span text:style-name="T32">mult</text:span><text:span text:style-name="T31">i</text:span><text:span text:style-name="T32">core.sfi</text:span><text:span text:style-name="T30">,</text:span><text:span text:style-name="T33"> </text:span><text:span text:style-name="T34">applied to a synthetic data set, composed of </text:span><text:span text:style-name="T30">82 </text:span><text:span text:style-name="T34">self propelled </text:span><text:span text:style-name="T30">particles </text:span><text:span text:style-name="T34">with </text:span><text:span text:style-name="T35">a </text:span><text:span text:style-name="T30">simple </text:span><text:span text:style-name="T34">isotropic </text:span><text:span text:style-name="T35">radial pair interaction. </text:span><text:span text:style-name="T36">To run the function, </text:span><text:span text:style-name="T34">one important argument to provide is the </text:span><text:span text:style-name="T35">basis function</text:span><text:span text:style-name="T30">s</text:span><text:span text:style-name="T35">. </text:span><text:span text:style-name="T34">In our case, </text:span><text:span text:style-name="T35"><text:s/></text:span><text:span text:style-name="T34">t</text:span><text:span text:style-name="T37">he basis for the </text:span><text:span text:style-name="T30">1 particle force </text:span><text:span text:style-name="T37">is given simply by </text:span><text:span text:style-name="T30">the </text:span><text:span text:style-name="T38">unitary </text:span><text:span text:style-name="T30">active </text:span><text:span text:style-name="T38">velocity </text:span><text:span text:style-name="T30"><text:s/>(</text:span><text:span text:style-name="T37">V</text:span><text:span text:style-name="T30">x, </text:span><text:span text:style-name="T37">V</text:span><text:span text:style-name="T30">y) = (cos(theta), sin(theta)), </text:span><text:span text:style-name="T37">with </text:span><text:span text:style-name="T30">theta </text:span><text:span text:style-name="T39">being </text:span><text:span text:style-name="T30">the angular orientation of the particle. </text:span><text:span text:style-name="T37">The basis f</text:span><text:span text:style-name="T30">or </text:span><text:span text:style-name="T37">the </text:span><text:span text:style-name="T30">2 particle forces </text:span><text:span text:style-name="T37">is the </text:span><text:span text:style-name="T30">set of trigonometric functions </text:span><text:span text:style-name="T40">described </text:span><text:span text:style-name="T30">in the article, </text:span><text:span text:style-name="T40">which are </text:span><text:span text:style-name="T34">provided by the function </text:span><text:span text:style-name="T40"><text:s/></text:span><text:span text:style-name="T31">base2ptrigo.</text:span><text:span text:style-name="T41">polar_trigo</text:span><text:span text:style-name="T30">. </text:span><text:span text:style-name="T36">The </text:span><text:span text:style-name="T37">three parameters to </text:span><text:span text:style-name="T34">enter </text:span><text:span text:style-name="T36">are </text:span><text:span text:style-name="T37">: (1) </text:span><text:span text:style-name="T35">the type of radial function</text:span><text:span text:style-name="T30">s </text:span><text:span text:style-name="T35">( </text:span><text:span text:style-name="T30">by default </text:span><text:span text:style-name="T42">FuncRad = </text:span><text:span text:style-name="T30">‘</text:span><text:span text:style-name="T35">PolyExp’ </text:span><text:span text:style-name="T30">for </text:span><text:span text:style-name="T35"><text:s/>Polynomial</text:span><text:span text:style-name="T30">-</text:span><text:span text:style-name="T35">exponential </text:span><text:span text:style-name="T30">function </text:span><text:span text:style-name="T35">), </text:span><text:span text:style-name="T37">(2)</text:span><text:span text:style-name="T35"> the </text:span><text:span text:style-name="T42">span </text:span><text:span text:style-name="T35">of the ra</text:span><text:span text:style-name="T42">dial functions VectorRad indicating the center of each functions and </text:span><text:span text:style-name="T37">(3) </text:span><text:span text:style-name="T35">the t</text:span><text:span text:style-name="T42">rigonometric order n=0,1,2…. </text:span><text:span text:style-name="T34">An optional argument is the choice of the </text:span><text:span text:style-name="T43">internal method for processing the</text:span><text:span text:style-name="T37"> </text:span><text:span text:style-name="T35">d</text:span><text:span text:style-name="T42">rift. </text:span><text:span text:style-name="T44"><text:s/></text:span><text:span text:style-name="T45">The recommended </text:span><text:span text:style-name="T34">and default </text:span><text:span text:style-name="T45">method, </text:span><text:span text:style-name="T34">used in this article, </text:span><text:span text:style-name="T36">is</text:span><text:span text:style-name="T45"> the </text:span><text:span text:style-name="T42">‘</text:span><text:span text:style-name="T44">S</text:span><text:span text:style-name="T42">tratonovich’ </text:span><text:span text:style-name="T37">mode </text:span><text:span text:style-name="T45">which</text:span><text:span text:style-name="T42"> </text:span><text:span text:style-name="T45">is </text:span><text:span text:style-name="T42">the </text:span><text:span text:style-name="T44">unbiased </text:span><text:span text:style-name="T42">method, robust aga</text:span><text:span text:style-name="T44">inst </text:span><text:span text:style-name="T42">diffusion and error noises. </text:span><text:span text:style-name="T44">It reduces significantly </text:span><text:span text:style-name="T42">the number of frame required, but at the same time increase</text:span><text:span text:style-name="T38">s</text:span><text:span text:style-name="T42">, the time to process a single frame. </text:span><text:span text:style-name="T34">However, it is possible to use </text:span><text:span text:style-name="T43">the classical method, denoted here </text:span><text:span text:style-name="T44">the</text:span><text:span text:style-name="T46"> </text:span><text:span text:style-name="T44">‘Ito’ </text:span><text:span text:style-name="T37">mode</text:span><text:span text:style-name="T44">. </text:span><text:span text:style-name="T43">T</text:span><text:span text:style-name="T44">h</text:span><text:span text:style-name="T37">e</text:span><text:span text:style-name="T44"> method processes more rapidly a single frame but needs a higher number of frames to converge </text:span><text:span text:style-name="T43">and the convergence is biased by the different source of noises</text:span><text:span text:style-name="T42">. </text:span><text:span text:style-name="T46">Note that a</text:span><text:span text:style-name="T35">lthoug</text:span><text:span text:style-name="T42">h the </text:span><text:span text:style-name="T43">SFI algo</text:span><text:span text:style-name="T42"> implements the ‘</text:span><text:span text:style-name="T35">cell’ method to accelerate the process, </text:span><text:span text:style-name="T42">the overall duration may be quite long and depends largely on </text:span><text:span text:style-name="T46">several parameters such as </text:span><text:span text:style-name="T42">the </text:span><text:span text:style-name="T47">cell </text:span><text:span text:style-name="T43">dimension, closely </text:span><text:span text:style-name="T47">related to the </text:span><text:span text:style-name="T42">number of </text:span><text:span text:style-name="T35">particle</text:span><text:span text:style-name="T42">s </text:span><text:span text:style-name="T47">to analyze</text:span><text:span text:style-name="T35">, </text:span><text:span text:style-name="T42">the number of frame</text:span><text:span text:style-name="T35"> </text:span><text:span text:style-name="T43">to process and</text:span><text:span text:style-name="T35"> the number of basis function</text:span><text:span text:style-name="T48">s</text:span><text:span text:style-name="T35">. At the end, the </text:span><text:span text:style-name="T46">inferred </text:span><text:span text:style-name="T35">results are compared </text:span><text:span text:style-name="T49">to </text:span><text:span text:style-name="T35">the theoretical function </text:span><text:span text:style-name="T49">with the plot function </text:span><text:span text:style-name="T50">display.sfidisp_sweep</text:span><text:span text:style-name="T35">.</text:span></text:p>
      <text:p text:style-name="P13"><text:span text:style-name="T35"/></text:p>
      <text:p text:style-name="P14">tutorial2_mesh.py <text:span text:style-name="T51">: </text:span><text:span text:style-name="T52">Th</text:span><text:span text:style-name="T53">e</text:span><text:span text:style-name="T52"> second tutorial proposes to analyze the same data set as </text:span><text:span text:style-name="T53">in tutorial1</text:span><text:span text:style-name="T52"> but with another set of basis functions. Sometimes, it is difficult to predict the form of the pair interaction so that it may be useful to process a first crude estimation that can guide later the choice of a </text:span><text:span text:style-name="T54">more precise </text:span><text:span text:style-name="T52">set of basis functions. For this, the </text:span><text:span text:style-name="T53">set of </text:span><text:span text:style-name="T52">basis function</text:span><text:span text:style-name="T53">s</text:span><text:span text:style-name="T52"> o</text:span><text:span text:style-name="T55">f </text:span><text:span text:style-name="T52">type ‘mesh’ implemented in the library </text:span><text:span text:style-name="T56">base.base2pmesh</text:span><text:span text:style-name="T52"> can be of practical interest. We resume the same dataset </text:span><text:span text:style-name="T53">and now </text:span><text:span text:style-name="T54">use the function </text:span><text:span text:style-name="T56">base2pmesh.</text:span><text:span text:style-name="T57">polarmesh</text:span><text:span text:style-name="T54"> to generate </text:span><text:span text:style-name="T53">the basis functions of type mesh. For this we provide the grid in polar coordinates (r, theta1, theta2) and the function used for each bin, here a simple ‘Step’ function.</text:span><text:span text:style-name="T52"> After the </text:span><text:span text:style-name="T53">SFI </text:span><text:span text:style-name="T52">process is done, we compare the </text:span><text:span text:style-name="T53">inferred </text:span><text:span text:style-name="T52">results with the t</text:span><text:span text:style-name="T53">heoretical prediction</text:span><text:span text:style-name="T52">. </text:span><text:span text:style-name="T53">Unfortunately, the method is mainly limited by the maximum number of basis functions that the computer can handle (about 1000-1500).</text:span></text:p>
      <text:p text:style-name="P13"><text:span text:style-name="T58"/></text:p>
      <text:p text:style-name="P13"><text:soft-page-break/><text:span text:style-name="T59">tutorial3_flock.py </text:span><text:span text:style-name="T60">: </text:span><text:span text:style-name="T49">In t</text:span><text:span text:style-name="T35">his </text:span><text:span text:style-name="T49">tutorial, we </text:span><text:span text:style-name="T61">focus</text:span><text:span text:style-name="T49"> </text:span><text:span text:style-name="T61">on a specific data set that emulates the flock of particles and try to reproduce the observed dynamics. </text:span><text:span text:style-name="T49">The interactions to find are a mix between hydrodynamic force ( neutral squirmer ) and dipole-dipole interaction </text:span><text:span text:style-name="T62">and in that respect, may look similar to the interactions found in experiments. The synthetic data </text:span><text:span text:style-name="T49">contains 5000f frames </text:span><text:span text:style-name="T61">showing </text:span><text:span text:style-name="T49">the dynamics of 500 particles </text:span><text:span text:style-name="T62">within a periodic box of size 200x200 um^2</text:span><text:span text:style-name="T49">. <text:s/></text:span><text:span text:style-name="T61">Through this example, we illustrate </text:span><text:span text:style-name="T62">different functions of the programs that can be useful </text:span><text:span text:style-name="T61">for a full analysis</text:span><text:span text:style-name="T62">, for example, </text:span><text:span text:style-name="T61">the measurement of </text:span><text:span text:style-name="T62">different observable</text:span><text:span text:style-name="T61">s</text:span><text:span text:style-name="T62"> that describe the dynamics, </text:span><text:span text:style-name="T61">the </text:span><text:span text:style-name="T62">infer</text:span><text:span text:style-name="T61">ence</text:span><text:span text:style-name="T62"> </text:span><text:span text:style-name="T61">of </text:span><text:span text:style-name="T62">the forces and </text:span><text:span text:style-name="T61">the comparison between </text:span><text:span text:style-name="T62">the inferred trigonometric terms </text:span><text:span text:style-name="T61">and </text:span><text:span text:style-name="T62">the predicted ones. </text:span><text:span text:style-name="T61">At the end, we </text:span><text:span text:style-name="T62">process of </text:span><text:span text:style-name="T61">a </text:span><text:span text:style-name="T62">new simulation with the inferred forces </text:span><text:span text:style-name="T61">and </text:span><text:span text:style-name="T62">compare the </text:span><text:span text:style-name="T61">properties between the new simulation and the </text:span><text:span text:style-name="T62">original data (autocorrelation of polarity, </text:span><text:span text:style-name="T61">video </text:span><text:span text:style-name="T62">analy</text:span><text:span text:style-name="T61">sis</text:span><text:span text:style-name="T62">). </text:span><text:span text:style-name="T61">As a results, we show that the inferred simulation is very similar to the original one showing that the interactions have been correctly captured.</text:span></text:p>
      <text:p text:style-name="P13"><text:span text:style-name="T61"/></text:p>
      <text:p text:style-name="P15"><text:span text:style-name="T63">(</text:span><text:span text:style-name="T64">3) </text:span><text:span text:style-name="T65"><text:s/></text:span><text:span text:style-name="T66">Bench mark data</text:span></text:p>
      <text:p text:style-name="P16"><text:span text:style-name="T67"/></text:p>
      <text:p text:style-name="P17"><text:span text:style-name="T68">W</text:span><text:span text:style-name="T69">e provide </text:span><text:span text:style-name="T70">two synthetic </text:span><text:span text:style-name="T69">data set</text:span><text:span text:style-name="T70">s </text:span><text:span text:style-name="T68">t</text:span><text:span text:style-name="T69">o run the tutorials</text:span><text:span text:style-name="T70"> </text:span><text:span text:style-name="T71">(</text:span><text:span text:style-name="T70">in /tutorial/data</text:span><text:span text:style-name="T71">) whose main features are described below. </text:span><text:span text:style-name="T72">Both data are</text:span><text:span text:style-name="T69"> saved in a </text:span><text:span text:style-name="T72">python </text:span><text:span text:style-name="T69">dictionary as .pkl file. </text:span><text:span text:style-name="T72">A</text:span><text:span text:style-name="T69"> </text:span><text:span text:style-name="T72">format that can be managed with the standard module ‘dill’. <text:s/></text:span><text:span text:style-name="T68">T</text:span><text:span text:style-name="T72">he different </text:span><text:span text:style-name="T70">dictionary</text:span><text:span text:style-name="T72"> keys </text:span><text:span text:style-name="T70">(dict.keys()) </text:span><text:span text:style-name="T72">are the following : </text:span></text:p>
      <text:p text:style-name="P16"><text:span text:style-name="T69">- <text:s/></text:span><text:span text:style-name="T73">’X_Raw’ : </text:span><text:span text:style-name="T74">The data </text:span><text:span text:style-name="T75">to infer. </text:span><text:span text:style-name="T70">The format must be a list of </text:span><text:span text:style-name="T68">ndarray </text:span><text:span text:style-name="T70">of dimension NxDim, <text:s/></text:span><text:span text:style-name="T68">with</text:span><text:span text:style-name="T70"> N the particle number, Dim the dimension of the coordinates equal to Dim=3 (x,y,theta). In case of experimental data set, the dimension can be Dim=4 , the fourth column being the identity of the particle given by the tracking method. </text:span><text:span text:style-name="T68">If Dim=4, t</text:span><text:span text:style-name="T70">he particle number N can vary over time. </text:span></text:p>
      <text:p text:style-name="P16"><text:span text:style-name="T74">- </text:span><text:span text:style-name="T73">‘dtframe’ : </text:span><text:span text:style-name="T74">the </text:span><text:span text:style-name="T75">time interval between two frames</text:span><text:span text:style-name="T73">.</text:span></text:p>
      <text:p text:style-name="P16"><text:span text:style-name="T73"><text:s/>- </text:span><text:span text:style-name="T74">‘xframlim’ and ‘yframelim’ : the </text:span><text:span text:style-name="T70">size of the box</text:span><text:span text:style-name="T74">.</text:span></text:p>
      <text:p text:style-name="P16"><text:span text:style-name="T76">- </text:span><text:span text:style-name="T77">‘lcell’ : </text:span><text:span text:style-name="T78">cell dimension used in case of data </text:span><text:span text:style-name="T79">provided by a </text:span><text:span text:style-name="T78">simulation</text:span><text:span text:style-name="T77">.</text:span></text:p>
      <text:p text:style-name="P16"><text:span text:style-name="T77"/></text:p>
      <text:p text:style-name="P16"><text:span text:style-name="T80">Sim_1r4_npar_82_u_6_k_2000_5000f.pkl</text:span><text:span text:style-name="T81"> </text:span><text:span text:style-name="T82">: </text:span><text:span text:style-name="T77">Simulated data presenting the dynamic of 82 self propelled particles interacting with a simple isotropic radial pair interaction of form F(r) = </text:span><text:span text:style-name="T83">2000</text:span><text:span text:style-name="T77">/r**4. Active velocity <text:s/>U = 6 um/s, rotational diffusion Dr <text:s/>= 0.1 <text:s/>/s^2 and frame number Nfra = 5000 ( ‘dtframe’ = 0.1 s, ‘xframelim’ = ‘yframelim’ = [0,320] um, lcell = 20 um).</text:span></text:p>
      <text:p text:style-name="P16"><text:span text:style-name="T77"/></text:p>
      <text:p text:style-name="P16"><text:span text:style-name="T80">Ominimal_model3_small_5000f.pkl </text:span><text:span text:style-name="T82">: </text:span><text:span text:style-name="T84">Simulated d</text:span><text:span text:style-name="T77">ata set presenting the dynamic of 500 flocking particles, interacting with a complex pair interaction. The analytical form is given in the notebook </text:span><text:soft-page-break/><text:span text:style-name="T77">(tutorial3). <text:s/>Active velocity U = 6 um/s, rotational diffusion Dr <text:s/>= 0.1 /s^2 and frame number Nfra = 5000 <text:s/>( ‘dtframe’ = 0.1 s, ‘xframelim’ = ‘yframelim’ = [0,200] um, lcell = 20 um ).</text:span></text:p>
      <text:p text:style-name="P16"><text:span text:style-name="T77"/></text:p>
      <text:p text:style-name="P17"><text:span text:style-name="T80">20180927ordered_df_pv_m.pkl </text:span><text:span text:style-name="T82">: </text:span><text:span text:style-name="T77">In addition we provide the first 100 frames of the experimental data set A (</text:span><text:span text:style-name="T85"> </text:span><text:span text:style-name="T6">Iwasawa </text:span><text:span text:style-name="T86">et al. </text:span><text:span text:style-name="T6">Phys. Rev. Research, 3:043104, 2021</text:span><text:span text:style-name="T77"> ) discussed in the article. Active velocity U = 9.5 um/s, rotational diffusion Dr = 0.08 rad/s^2, <text:s/>(‘dtframe’ = 1/15 s, <text:s/>‘xframelim’ = [0,420] um, <text:s/>‘yframelim’ = [0,336] um, ‘lcell’ = 21 um)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3:53:40.464037961</meta:creation-date>
    <dc:date>2025-06-19T15:18:47.004350064</dc:date>
    <meta:editing-duration>PT6M17S</meta:editing-duration>
    <meta:editing-cycles>1</meta:editing-cycles>
    <meta:document-statistic meta:table-count="0" meta:image-count="0" meta:object-count="0" meta:page-count="4" meta:paragraph-count="23" meta:word-count="1301" meta:character-count="8232" meta:non-whitespace-character-count="6919"/>
    <meta:generator>LibreOffice/24.8.7.2$Linux_X86_64 LibreOffice_project/f4f281f562fb585d46b0af5755dfe1eb6adc047f</meta:generator>
  </office:meta>
</office:document-meta>
</file>